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0ab62" officeooo:paragraph-rsid="0010ab62"/>
    </style:style>
    <style:style style:name="P2" style:family="paragraph" style:parent-style-name="Text_20_body">
      <style:text-properties officeooo:rsid="0012a80b" officeooo:paragraph-rsid="0012a80b"/>
    </style:style>
    <style:style style:name="P3" style:family="paragraph" style:parent-style-name="Title">
      <style:text-properties officeooo:rsid="0010ab62" officeooo:paragraph-rsid="0010ab62"/>
    </style:style>
    <style:style style:name="P4" style:family="paragraph" style:parent-style-name="Heading_20_3">
      <style:text-properties officeooo:rsid="0010ab62" officeooo:paragraph-rsid="0010ab62"/>
    </style:style>
    <style:style style:name="P5" style:family="paragraph" style:parent-style-name="Heading_20_3" style:list-style-name="">
      <style:text-properties officeooo:rsid="0012a80b" officeooo:paragraph-rsid="0012a80b"/>
    </style:style>
    <style:style style:name="P6" style:family="paragraph" style:parent-style-name="Heading_20_3">
      <style:text-properties officeooo:rsid="0012a80b" officeooo:paragraph-rsid="0012a80b"/>
    </style:style>
    <style:style style:name="P7" style:family="paragraph" style:parent-style-name="Heading_20_3">
      <style:text-properties officeooo:rsid="0013a6fd" officeooo:paragraph-rsid="0013a6fd"/>
    </style:style>
    <style:style style:name="P8" style:family="paragraph" style:parent-style-name="Heading_20_3">
      <style:paragraph-properties fo:break-before="page"/>
      <style:text-properties officeooo:rsid="0012a80b" officeooo:paragraph-rsid="0012a80b"/>
    </style:style>
    <style:style style:name="P9" style:family="paragraph" style:parent-style-name="Heading_20_3">
      <style:paragraph-properties fo:break-before="page"/>
      <style:text-properties officeooo:paragraph-rsid="0012a80b"/>
    </style:style>
    <style:style style:name="P10" style:family="paragraph" style:parent-style-name="Text_20_body" style:list-style-name="L1">
      <style:text-properties officeooo:rsid="0010ab62" officeooo:paragraph-rsid="0010ab62"/>
    </style:style>
    <style:style style:name="P11" style:family="paragraph" style:parent-style-name="Text_20_body" style:list-style-name="L2">
      <style:text-properties officeooo:rsid="0010ab62" officeooo:paragraph-rsid="0010ab62"/>
    </style:style>
    <style:style style:name="P12" style:family="paragraph" style:parent-style-name="Text_20_body" style:list-style-name="L3">
      <style:text-properties officeooo:rsid="0010ab62" officeooo:paragraph-rsid="0010ab62"/>
    </style:style>
    <style:style style:name="P13" style:family="paragraph" style:parent-style-name="Text_20_body">
      <style:text-properties fo:font-weight="normal" officeooo:rsid="0010ab62" officeooo:paragraph-rsid="0010ab62" style:font-weight-asian="normal" style:font-weight-complex="normal"/>
    </style:style>
    <style:style style:name="P14" style:family="paragraph" style:parent-style-name="Text_20_body">
      <style:text-properties fo:font-weight="normal" officeooo:rsid="0012a80b" officeooo:paragraph-rsid="0012a80b" style:font-weight-asian="normal" style:font-weight-complex="normal"/>
    </style:style>
    <style:style style:name="P15" style:family="paragraph" style:parent-style-name="Text_20_body" style:list-style-name="L4">
      <style:text-properties fo:font-weight="normal" officeooo:rsid="0012a80b" officeooo:paragraph-rsid="0012a80b" style:font-weight-asian="normal" style:font-weight-complex="normal"/>
    </style:style>
    <style:style style:name="P16" style:family="paragraph" style:parent-style-name="Text_20_body" style:list-style-name="L5">
      <style:text-properties fo:font-weight="normal" officeooo:rsid="0012a80b" officeooo:paragraph-rsid="0012a80b" style:font-weight-asian="normal" style:font-weight-complex="normal"/>
    </style:style>
    <style:style style:name="P17" style:family="paragraph" style:parent-style-name="Text_20_body">
      <style:text-properties fo:font-weight="normal" officeooo:rsid="0013a6fd" officeooo:paragraph-rsid="0013a6fd" style:font-weight-asian="normal" style:font-weight-complex="normal"/>
    </style:style>
    <style:style style:name="P18" style:family="paragraph" style:parent-style-name="Text_20_body" style:list-style-name="L8">
      <style:text-properties fo:font-weight="normal" officeooo:rsid="0013a6fd" officeooo:paragraph-rsid="0013a6fd" style:font-weight-asian="normal" style:font-weight-complex="normal"/>
    </style:style>
    <style:style style:name="P19" style:family="paragraph" style:parent-style-name="Text_20_body" style:list-style-name="L9">
      <style:text-properties fo:font-weight="normal" officeooo:rsid="0013a6fd" officeooo:paragraph-rsid="0013a6fd" style:font-weight-asian="normal" style:font-weight-complex="normal"/>
    </style:style>
    <style:style style:name="P20" style:family="paragraph" style:parent-style-name="Text_20_body" style:list-style-name="L2">
      <style:text-properties style:text-underline-style="none" fo:font-weight="normal" officeooo:rsid="0010ab62" officeooo:paragraph-rsid="0010ab62" style:font-weight-asian="normal" style:font-weight-complex="normal"/>
    </style:style>
    <style:style style:name="P21" style:family="paragraph" style:parent-style-name="Text_20_body">
      <style:text-properties style:text-underline-style="none" fo:font-weight="normal" officeooo:rsid="0010ab62" officeooo:paragraph-rsid="0010ab62" style:font-weight-asian="normal" style:font-weight-complex="normal"/>
    </style:style>
    <style:style style:name="P22" style:family="paragraph" style:parent-style-name="Text_20_body" style:list-style-name="L3">
      <style:text-properties style:text-underline-style="none" officeooo:rsid="0010ab62" officeooo:paragraph-rsid="0010ab62"/>
    </style:style>
    <style:style style:name="P23" style:family="paragraph" style:parent-style-name="Text_20_body" style:list-style-name="L3">
      <style:text-properties style:text-underline-style="none" officeooo:rsid="0012a80b" officeooo:paragraph-rsid="0012a80b"/>
    </style:style>
    <style:style style:name="P24" style:family="paragraph" style:parent-style-name="Text_20_body">
      <style:text-properties style:text-underline-style="none" officeooo:rsid="0012a80b" officeooo:paragraph-rsid="0012a80b"/>
    </style:style>
    <style:style style:name="P25" style:family="paragraph" style:parent-style-name="Text_20_body" style:list-style-name="L6">
      <style:text-properties officeooo:rsid="0012a80b" officeooo:paragraph-rsid="0012a80b"/>
    </style:style>
    <style:style style:name="P26" style:family="paragraph" style:parent-style-name="Text_20_body" style:list-style-name="L7">
      <style:text-properties officeooo:rsid="0012a80b" officeooo:paragraph-rsid="0012a80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2a80b"/>
    </style:style>
    <style:style style:name="T7" style:family="text">
      <style:text-properties officeooo:rsid="0012a80b"/>
    </style:style>
    <style:style style:name="T8" style:family="text">
      <style:text-properties style:font-name="Liberation Sans" fo:font-size="14.1000003814697pt" fo:font-weight="bold" officeooo:rsid="0012a80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9" style:family="text">
      <style:text-properties officeooo:rsid="0013e3f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epot: Use Cases</text:p>
      <text:p text:style-name="P1">(For all use cases below, the <text:span text:style-name="T1">System</text:span><text:span text:style-name="T2"> is Depot)</text:span></text:p>
      <text:h text:style-name="P4" text:outline-level="3">UC1: Browse products</text:h>
      <text:p text:style-name="P1">Actor: Buyer</text:p>
      <text:p text:style-name="P1">MSS:</text:p>
      <text:list xml:id="list1265517555" text:style-name="L1">
        <text:list-item>
          <text:p text:style-name="P10">Buyer requests to list products that are being sold on the system.</text:p>
        </text:list-item>
        <text:list-item>
          <text:p text:style-name="P10">System shows a list of products that are currently being sold.</text:p>
        </text:list-item>
      </text:list>
      <text:p text:style-name="P1"><text:s text:c="6"/><text:tab/>Use case ends.</text:p>
      <text:p text:style-name="P1"/>
      <text:h text:style-name="P4" text:outline-level="3">UC2: Select products to purchase</text:h>
      <text:p text:style-name="P13">Actor: Buyer</text:p>
      <text:p text:style-name="P13">MSS:</text:p>
      <text:list xml:id="list641487494" text:style-name="L2">
        <text:list-item>
          <text:p text:style-name="P11"><text:span text:style-name="T2">Buyer </text:span><text:span text:style-name="T4">lists products being sold (UC1).</text:span></text:p>
        </text:list-item>
        <text:list-item>
          <text:p text:style-name="P20">Buyer selects some products to be purchased.</text:p>
        </text:list-item>
        <text:list-item>
          <text:p text:style-name="P20">System shows that the products have been selected.</text:p>
          <text:p text:style-name="P20">Use case ends.</text:p>
        </text:list-item>
      </text:list>
      <text:p text:style-name="P21"/>
      <text:h text:style-name="P4" text:outline-level="3">UC3: Create an order</text:h>
      <text:p text:style-name="P1">Actor: Buyer</text:p>
      <text:p text:style-name="P1">MSS:</text:p>
      <text:list xml:id="list1016712410" text:style-name="L3">
        <text:list-item>
          <text:p text:style-name="P12">Buyer <text:span text:style-name="T3">selects some products to purchase (UC2).</text:span></text:p>
        </text:list-item>
        <text:list-item>
          <text:p text:style-name="P22">Buyer requests to create an order.</text:p>
        </text:list-item>
        <text:list-item>
          <text:p text:style-name="P12"><text:span text:style-name="T5">System </text:span><text:span text:style-name="T6">requests information from buyer.</text:span></text:p>
        </text:list-item>
        <text:list-item>
          <text:p text:style-name="P23">Buyer enters the requested information.</text:p>
        </text:list-item>
        <text:list-item>
          <text:p text:style-name="P23">Buyer confirms the order.</text:p>
        </text:list-item>
        <text:list-item>
          <text:p text:style-name="P23">System creates the order and adds it to the ‘awaiting shipment’ orders of the sellers.</text:p>
          <text:p text:style-name="P23">Use case ends.</text:p>
        </text:list-item>
      </text:list>
      <text:p text:style-name="P24"/>
      <text:h text:style-name="P5" text:outline-level="3"/>
      <text:h text:style-name="P8" text:outline-level="3">UC4: Add product</text:h>
      <text:p text:style-name="P14">Actor: Seller</text:p>
      <text:p text:style-name="P14">MSS:</text:p>
      <text:list xml:id="list979485534" text:style-name="L4">
        <text:list-item>
          <text:p text:style-name="P15">Seller requests to add a new product.</text:p>
        </text:list-item>
        <text:list-item>
          <text:p text:style-name="P15">System requests product information from seller.</text:p>
        </text:list-item>
        <text:list-item>
          <text:p text:style-name="P15">Seller enters the requested information and confirms the addition.</text:p>
        </text:list-item>
        <text:list-item>
          <text:p text:style-name="P15">System adds the new product to be sold by the seller.</text:p>
          <text:p text:style-name="P15">Use case ends.</text:p>
        </text:list-item>
      </text:list>
      <text:p text:style-name="P14"/>
      <text:h text:style-name="P6" text:outline-level="3">UC5: List sold products</text:h>
      <text:p text:style-name="P14">Actor: Seller</text:p>
      <text:p text:style-name="P14">MSS:</text:p>
      <text:list xml:id="list3009901696" text:style-name="L5">
        <text:list-item>
          <text:p text:style-name="P16">Seller requests to list all products that the seller sells.</text:p>
        </text:list-item>
        <text:list-item>
          <text:p text:style-name="P16">System lists all products sold by the seller.</text:p>
          <text:p text:style-name="P16">Use case ends.</text:p>
        </text:list-item>
      </text:list>
      <text:p text:style-name="P14"/>
      <text:h text:style-name="P6" text:outline-level="3">UC6: Delete product</text:h>
      <text:p text:style-name="P2">Actor: Seller</text:p>
      <text:p text:style-name="P2">Precondition: Seller is selling at least one product.</text:p>
      <text:p text:style-name="P2">MSS:</text:p>
      <text:list xml:id="list3286583420" text:style-name="L6">
        <text:list-item>
          <text:p text:style-name="P25">Seller requests to delete one of the products that the seller sells.</text:p>
        </text:list-item>
        <text:list-item>
          <text:p text:style-name="P25">System requests confirmation.</text:p>
        </text:list-item>
        <text:list-item>
          <text:p text:style-name="P25">Seller confirms the deletion of the product.</text:p>
        </text:list-item>
        <text:list-item>
          <text:p text:style-name="P25">System deletes the product.</text:p>
          <text:p text:style-name="P25">Use case ends.</text:p>
        </text:list-item>
      </text:list>
      <text:p text:style-name="P2"/>
      <text:h text:style-name="P5" text:outline-level="3"/>
      <text:h text:style-name="P9" text:outline-level="3"><text:span text:style-name="T7">UC7: Update product </text:span><text:span text:style-name="T8">information</text:span></text:h>
      <text:p text:style-name="P2">Actor: Seller</text:p>
      <text:p text:style-name="P2">Precondition: Seller is selling at least one product.</text:p>
      <text:p text:style-name="P2">MSS:</text:p>
      <text:list xml:id="list3684322993" text:style-name="L7">
        <text:list-item>
          <text:p text:style-name="P26">Seller requests to update information of one of the products that the seller sells.</text:p>
        </text:list-item>
        <text:list-item>
          <text:p text:style-name="P26">System requests information to be updated.</text:p>
        </text:list-item>
        <text:list-item>
          <text:p text:style-name="P26">Seller enters the requested information and confirms the update.</text:p>
        </text:list-item>
        <text:list-item>
          <text:p text:style-name="P26">System updates the information of the product.</text:p>
          <text:p text:style-name="P26">Use case ends.</text:p>
        </text:list-item>
      </text:list>
      <text:p text:style-name="P2"/>
      <text:h text:style-name="P7" text:outline-level="3">UC<text:span text:style-name="T9">8</text:span>: View orders awaiting shipment</text:h>
      <text:p text:style-name="P17">Actor: Seller</text:p>
      <text:p text:style-name="P17">MSS:</text:p>
      <text:list xml:id="list4011044011" text:style-name="L8">
        <text:list-item>
          <text:p text:style-name="P18">Seller requests to view the list of orders that are awaiting shipment from the seller.</text:p>
        </text:list-item>
        <text:list-item>
          <text:p text:style-name="P18">System displays the list of orders that are awaiting shipment from the seller.</text:p>
          <text:p text:style-name="P18">Use case ends.</text:p>
        </text:list-item>
      </text:list>
      <text:p text:style-name="P17"/>
      <text:h text:style-name="P7" text:outline-level="3">UC<text:span text:style-name="T9">9</text:span>: Mark orders as shipped</text:h>
      <text:p text:style-name="P17">Actor: Seller</text:p>
      <text:p text:style-name="P17">Precondition: Seller has at least one order that is awaiting shipment.</text:p>
      <text:p text:style-name="P17">MSS:</text:p>
      <text:list xml:id="list949271402" text:style-name="L9">
        <text:list-item>
          <text:p text:style-name="P19">Seller requests to mark an order that is awaiting shipment as shipped.</text:p>
        </text:list-item>
        <text:list-item>
          <text:p text:style-name="P19">System marks the order as shipped.</text:p>
          <text:p text:style-name="P19">Use case ends.</text:p>
        </text:list-item>
      </text:list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0T14:00:18.995063815</meta:creation-date>
    <dc:date>2021-05-17T16:03:28.297047256</dc:date>
    <meta:editing-duration>PT7M4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3" meta:paragraph-count="70" meta:word-count="403" meta:character-count="2309" meta:non-whitespace-character-count="1998"/>
  </office:meta>
</office:document-meta>
</file>